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2cm" svg:y="5.7cm">
          <draw:text-box>
            <text:p><text:span text:style-name="T1">i</text:span></text:p>
          </draw:text-box>
        </draw:frame>
        <draw:frame draw:style-name="gr3" draw:text-style-name="P2" draw:layer="layout" svg:width="14.415cm" svg:height="8.108cm" svg:x="0.5cm" svg:y="1.19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2-11-09T10:13:36.874269162</dc:date>
    <meta:editing-duration>PT8M22S</meta:editing-duration>
    <meta:editing-cycles>22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2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416cm" svg:height="8.109cm" xlink:href="." xlink:type="simple" chart:class="chart:scatter" chart:style-name="ch1">
        <chart:plot-area chart:style-name="ch2" chart:data-source-has-labels="both" svg:x="0.288cm" svg:y="0.162cm" svg:width="13.84cm" svg:height="7.785cm">
          <chartooo:coordinate-region svg:x="0.83cm" svg:y="0.361cm" svg:width="13.111cm" svg:height="7.387cm"/>
          <chart:axis chart:dimension="x" chart:name="primary-x" chart:style-name="ch3" chartooo:axis-type="auto">
            <chart:categories table:cell-range-address="local-table.$A$2:.$A$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3">
                <text:p>-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